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4">maingamelp</text:span></text:p>
      <text:p text:style-name="P16"><text:tab/>dec a</text:p>
      <text:p text:style-name="P16"><text:tab/>ld (killed),a</text:p>
      <text:p text:style-name="P16"><text:tab/>jp nz,<text:span text:style-name="T4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34">rubprintmoving</text:p>
      <text:p text:style-name="P34"><text:tab/>set 5,(ix+colour)<text:tab/><text:tab/>;;this instruction is patched !!!</text:p>
      <text:p text:style-name="P16"><text:tab/>call printmoving</text:p>
      <text:p text:style-name="P16"><text:tab/>res 5,(ix+colour)</text:p>
      <text:p text:style-name="P16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52"><text:tab/>and %01000111</text:p>
      <text:p text:style-name="P16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6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70">talkingtopeople</text:p>
      <text:p text:style-name="P70"><text:tab/>ld a,(ix+movefrm)</text:p>
      <text:p text:style-name="P69"><text:tab/>cp 40</text:p>
      <text:p text:style-name="P69"><text:tab/>jr nc,notyolkfolk</text:p>
      <text:p text:style-name="P69"><text:soft-page-break/><text:tab/>sub 32</text:p>
      <text:p text:style-name="P69"><text:tab/>ld hl,talkbefore</text:p>
      <text:p text:style-name="P69"><text:tab/>ld c,a</text:p>
      <text:p text:style-name="P69"><text:tab/>ld b,0</text:p>
      <text:p text:style-name="P69"><text:tab/>add hl,bc</text:p>
      <text:p text:style-name="P69"><text:tab/>ld a,(hl)</text:p>
      <text:p text:style-name="P69"><text:tab/>and a</text:p>
      <text:p text:style-name="P69"><text:tab/>jr z,notyolkfolk1</text:p>
      <text:p text:style-name="P69"><text:tab/>res 3,(hl)</text:p>
      <text:p text:style-name="P69"><text:tab/>inc (hl)</text:p>
      <text:p text:style-name="P69"><text:tab/>ex de,hl</text:p>
      <text:p text:style-name="P69"><text:tab/>ld l,(ix+oldmovex)</text:p>
      <text:p text:style-name="P69"><text:tab/>ld h,(ix+oldmovey)</text:p>
      <text:p text:style-name="P69"><text:tab/>jp (hl)</text:p>
      <text:p text:style-name="P3"/>
      <text:p text:style-name="P70">notyolkfolk1</text:p>
      <text:p text:style-name="P70"><text:tab/>ld (hl),1</text:p>
      <text:p text:style-name="P70">notyolkfolk</text:p>
      <text:p text:style-name="P70"><text:tab/>ld l,(ix+oldmovefrm)</text:p>
      <text:p text:style-name="P69"><text:tab/>ld h,(ix+delay)</text:p>
      <text:p text:style-name="P69">talkingtopeople1</text:p>
      <text:p text:style-name="P69"><text:tab/>ld a,(roomno)</text:p>
      <text:p text:style-name="P69"><text:tab/>ld e,(hl)</text:p>
      <text:p text:style-name="P69"><text:tab/>inc hl</text:p>
      <text:p text:style-name="P69"><text:tab/>ld d,(hl)</text:p>
      <text:p text:style-name="P69"><text:tab/>inc hl</text:p>
      <text:p text:style-name="P69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70"><text:tab/>ld a,(de)</text:p>
      <text:p text:style-name="P69"><text:tab/>cp 5</text:p>
      <text:p text:style-name="P69"><text:tab/>ld hl,kickdozyagainmess</text:p>
      <text:p text:style-name="P69"><text:tab/>jp c,windowrou</text:p>
      <text:p text:style-name="P69"><text:tab/>cp 6</text:p>
      <text:p text:style-name="P69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6">;;;;;;;;;;;;;;;;;;;;;;;;;;;;;;;;;;;;;;;;;;;;;;;FLOATING LOG</text:p>
      <text:p text:style-name="P33">logrou</text:p>
      <text:p text:style-name="P9"><text:soft-page-break/><text:tab/>call flyback</text:p>
      <text:p text:style-name="P16"><text:tab/>call rubprintmoving</text:p>
      <text:p text:style-name="P33">resetlog</text:p>
      <text:p text:style-name="P33"><text:tab/>ld a,(ix+var1)</text:p>
      <text:p text:style-name="P16"><text:tab/>inc a</text:p>
      <text:p text:style-name="P16"><text:tab/>and 3</text:p>
      <text:p text:style-name="P16"><text:tab/>ld (ix+var1),a</text:p>
      <text:p text:style-name="P16"><text:tab/>jr nz,logup</text:p>
      <text:p text:style-name="P16"><text:tab/>ld a,2</text:p>
      <text:p text:style-name="P33">logup</text:p>
      <text:p text:style-name="P33"><text:tab/>ld b,a</text:p>
      <text:p text:style-name="P16"><text:tab/>ld a,(waterheight)</text:p>
      <text:p text:style-name="P16"><text:tab/>neg</text:p>
      <text:p text:style-name="P16"><text:tab/>add a,b</text:p>
      <text:p text:style-name="P16"><text:tab/>add a,162</text:p>
      <text:p text:style-name="P16"><text:tab/>ld (ix+movey),a</text:p>
      <text:p text:style-name="P16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16">;;;;;;;;;;;;;;;;;;;;;;;;;;;;;;;;;;;;;;;;;;;;;;;;;;;;MACHINES</text:p>
      <text:p text:style-name="P16"/>
      <text:p text:style-name="P33">resetmachines</text:p>
      <text:p text:style-name="P33"><text:tab/>ld a,(ix+var1)</text:p>
      <text:p text:style-name="P16"><text:tab/>rlca</text:p>
      <text:p text:style-name="P16"><text:tab/>ld b,a</text:p>
      <text:p text:style-name="P16"><text:tab/>ld a,(ix+colour)</text:p>
      <text:p text:style-name="P16"><text:tab/>and %01111101</text:p>
      <text:p text:style-name="P16"><text:tab/>ld c,a</text:p>
      <text:p text:style-name="P16"><text:tab/>ld a,(ix+var1)</text:p>
      <text:p text:style-name="P16"><text:tab/>rrca</text:p>
      <text:p text:style-name="P16"><text:tab/>or c</text:p>
      <text:p text:style-name="P16"><text:tab/>or b</text:p>
      <text:p text:style-name="P16"><text:tab/>ld (ix+colour),a</text:p>
      <text:p text:style-name="P16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3">portswitch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ld a,(ix+var1)</text:p>
      <text:p text:style-name="P16"><text:tab/>and a</text:p>
      <text:p text:style-name="P16"><text:soft-page-break/><text:tab/>ret nz</text:p>
      <text:p text:style-name="P16"><text:tab/>xor a</text:p>
      <text:p text:style-name="P16"><text:tab/>ld (pickup),a</text:p>
      <text:p text:style-name="P16"><text:tab/>ld a,-2</text:p>
      <text:p text:style-name="P16"><text:tab/>ld (porthere+var1),a</text:p>
      <text:p text:style-name="P16"><text:tab/>ld a,2</text:p>
      <text:p text:style-name="P16"><text:tab/>ld (porthere+delay),a</text:p>
      <text:p text:style-name="P16"><text:tab/>ld a,1</text:p>
      <text:p text:style-name="P16"><text:tab/>ld (ix+var1),a</text:p>
      <text:p text:style-name="P16"><text:tab/>ld hl,throwswitchmess</text:p>
      <text:p text:style-name="P16"><text:tab/>jp windowrou</text:p>
      <text:p text:style-name="P16">resetportswitch<text:tab/>equ resetmachines</text:p>
      <text:p text:style-name="P3"/>
      <text:p text:style-name="P69">;;;;;;;;;;;;;;;;;;;;;;;;;;;;;;;;;;;;;;;;;;;;;;;;;;;;;;;;;DOZY FLOATING</text:p>
      <text:p text:style-name="P69"/>
      <text:p text:style-name="P70">resetdozyfloat</text:p>
      <text:p text:style-name="P70"><text:tab/>ld a,(ix+var1)</text:p>
      <text:p text:style-name="P69"><text:tab/>and a</text:p>
      <text:p text:style-name="P69"><text:tab/>ret z</text:p>
      <text:p text:style-name="P69"><text:tab/>jp printmoving</text:p>
      <text:p text:style-name="P70">dozyfloatrou</text:p>
      <text:p text:style-name="P70"><text:tab/>ld a,(ix+var1)</text:p>
      <text:p text:style-name="P69"><text:tab/>and a</text:p>
      <text:p text:style-name="P69"><text:tab/>ret z</text:p>
      <text:p text:style-name="P69"><text:tab/>call printmoving</text:p>
      <text:p text:style-name="P69"><text:tab/>ld a,(ix+var1)</text:p>
      <text:p text:style-name="P69"><text:tab/>dec a</text:p>
      <text:p text:style-name="P69"><text:tab/>and 3</text:p>
      <text:p text:style-name="P69"><text:tab/>jr nz,stillfloatdozy</text:p>
      <text:p text:style-name="P69"><text:tab/>ld a,(ix+movex)</text:p>
      <text:p text:style-name="P69"><text:tab/>dec a</text:p>
      <text:p text:style-name="P69"><text:tab/>ld (ix+movex),a</text:p>
      <text:p text:style-name="P69"><text:tab/>ld a,4</text:p>
      <text:p text:style-name="P70">stillfloatdozy</text:p>
      <text:p text:style-name="P70"><text:tab/>ld (ix+var1),a</text:p>
      <text:p text:style-name="P69"><text:tab/>dec a</text:p>
      <text:p text:style-name="P69"><text:tab/>cp 3</text:p>
      <text:p text:style-name="P69"><text:tab/>jr nz,okbob</text:p>
      <text:p text:style-name="P69"><text:tab/>ld a,1</text:p>
      <text:p text:style-name="P70">okbob</text:p>
      <text:p text:style-name="P70"><text:tab/>add a,(ix+origy)</text:p>
      <text:p text:style-name="P69"><text:tab/>ld (ix+movey),a</text:p>
      <text:p text:style-name="P69"><text:tab/>call printmoving</text:p>
      <text:p text:style-name="P69"><text:tab/>ld a,(ix+movex)</text:p>
      <text:p text:style-name="P69"><text:tab/>cp 28</text:p>
      <text:p text:style-name="P69"><text:tab/>ret nc</text:p>
      <text:p text:style-name="P69"><text:tab/>ld (ix+var1),0</text:p>
      <text:p text:style-name="P3"><text:span text:style-name="T2"><text:tab/>ret</text:span>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33">proxdoormess</text:p>
      <text:p text:style-name="P33"><text:tab/>ld a,255</text:p>
      <text:p text:style-name="P16"><text:tab/>ld (doorhere+room),a</text:p>
      <text:p text:style-name="P16"><text:tab/>ld hl,usedoorknockermess</text:p>
      <text:p text:style-name="P16"><text:tab/>jp windowrou</text:p>
      <text:p text:style-name="P16">;;;;;;;;;;;;;;;;;;;;;;;;;;;;;;;;;;;;;;;;;;;;;;;;DOOR</text:p>
      <text:p text:style-name="P33">resetdoor</text:p>
      <text:p text:style-name="P33"><text:tab/>ld a,(ix+var1)</text:p>
      <text:p text:style-name="P16"><text:tab/>and a</text:p>
      <text:p text:style-name="P16"><text:tab/>ret nz</text:p>
      <text:p text:style-name="P16"><text:tab/>jp printmoving</text:p>
      <text:p text:style-name="P16">doorrou<text:tab/>ld a,(sequence)</text:p>
      <text:p text:style-name="P16"><text:tab/>and a</text:p>
      <text:p text:style-name="P16"><text:tab/>ret nz</text:p>
      <text:p text:style-name="P16"><text:tab/>ld hl,proxknox</text:p>
      <text:p text:style-name="P16"><text:tab/>jp checkproximity1</text:p>
      <text:p text:style-name="P16">proxknox<text:tab/>defb 84<text:tab/>;;room</text:p>
      <text:p text:style-name="P16"><text:tab/>defb 34,160<text:tab/>;;;x,y</text:p>
      <text:p text:style-name="P16"><text:tab/>defb 4,16<text:tab/>;;;w,h</text:p>
      <text:p text:style-name="P3"><text:tab/></text:p>
      <text:p text:style-name="P16"><text:tab/>ld a,(doorhere+oldmovex)</text:p>
      <text:p text:style-name="P16"><text:tab/>and a</text:p>
      <text:p text:style-name="P16"><text:tab/>ret nz</text:p>
      <text:p text:style-name="P16"><text:tab/>ld a,1</text:p>
      <text:p text:style-name="P16"><text:tab/>ld (doorhere+oldmovex),a</text:p>
      <text:p text:style-name="P16"><text:tab/>ld hl,knockandentermess</text:p>
      <text:p text:style-name="P16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15:51:01.302410391</dc:date>
    <meta:editing-duration>P2DT6H8M26S</meta:editing-duration>
    <meta:editing-cycles>18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3" meta:non-whitespace-character-count="110665"/>
  </office:meta>
</office:document-meta>
</file>